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50000000320CA07FC0B6238961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10.993cm" draw:z-index="0"><draw:image xlink:href="Pictures/100000000000050000000320CA07FC0B623896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3:27:01.064241198</meta:creation-date>
    <dc:date>2017-10-14T13:27:31.749543632</dc:date>
    <meta:editing-duration>PT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 LibreOffice_project/10m0$Build-2</meta:generator>
  </office:meta>
</office:document-meta>
</file>